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44pt" fo:font-style="italic" style:text-underline-style="solid" style:text-underline-width="auto" style:text-underline-color="font-color" fo:font-weight="bold" officeooo:rsid="0015501f" officeooo:paragraph-rsid="0015501f" style:font-size-asian="38.5pt" style:font-style-asian="italic" style:font-weight-asian="bold" style:font-size-complex="44pt" style:font-style-complex="italic" style:font-weight-complex="bold"/>
    </style:style>
    <style:style style:name="P2" style:family="paragraph" style:parent-style-name="Standard">
      <style:text-properties style:text-line-through-style="none" style:text-line-through-type="none" fo:font-size="22pt" fo:font-style="italic" style:text-underline-style="none" fo:font-weight="normal" officeooo:rsid="0014b9ab" officeooo:paragraph-rsid="0014b9ab" style:font-size-asian="19.25pt" style:font-style-asian="italic" style:font-weight-asian="normal" style:font-size-complex="22pt" style:font-style-complex="italic" style:font-weight-complex="normal"/>
    </style:style>
    <style:style style:name="P3" style:family="paragraph" style:parent-style-name="Standard">
      <style:text-properties style:text-line-through-style="none" style:text-line-through-type="none" fo:font-size="22pt" fo:font-style="italic" style:text-underline-style="none" fo:font-weight="normal" officeooo:rsid="00181d5f" officeooo:paragraph-rsid="00181d5f" style:font-size-asian="19.25pt" style:font-style-asian="italic" style:font-weight-asian="normal" style:font-size-complex="22pt" style:font-style-complex="italic" style:font-weight-complex="normal"/>
    </style:style>
    <style:style style:name="T1" style:family="text">
      <style:text-properties officeooo:rsid="0015501f"/>
    </style:style>
    <style:style style:name="T2" style:family="text">
      <style:text-properties officeooo:rsid="0015d10c"/>
    </style:style>
    <style:style style:name="T3" style:family="text">
      <style:text-properties officeooo:rsid="001cc928"/>
    </style:style>
    <style:style style:name="T4" style:family="text">
      <style:text-properties officeooo:rsid="001ce0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IONS</text:p>
      <text:p text:style-name="P2"><text:span text:style-name="T2">Y</text:span>eah right! thats one funny <text:span text:style-name="T2">joke</text:span>. As if people have got time for that. <text:span text:style-name="T1">The only relation I know of is the one from a set A to a set B. </text:span>Now-a-days emotions <text:span text:style-name="T1">in relations</text:span> are limited to Em<text:span text:style-name="T2">oji</text:span>s. Someone’<text:span text:style-name="T2">s</text:span> sad, angry, happy, jealous, excited, nostalgic, romantic whatever. No problem! <text:span text:style-name="T3">Y</text:span>ou can express it with a yellow face smiley. Those were the days when one could really feel the presence of people. Now they say that they are there <text:span text:style-name="T2">for you</text:span> and by that they mean <text:span text:style-name="T1">you can text them. Earlier in the time of distress you had friends and now they say they are available through a status. What has happened to people? Emotions is for the weak they say. Mention the name of one strong person. You can’t even trust your relatives these days. Your mother sells you...Mine didn’t! They love me a lot. I am just saying hypothetically. Just to explain to what extent the human society has deteriorated. </text:span></text:p>
      <text:p text:style-name="P3">People are least bothered about other people’s feelings. <text:span text:style-name="T3">People you meet on the path of life</text:span> are just brief acquaintances. A ‘Hi’ and a ‘bye’-that’s what it is. The human seems to run based on only <text:span text:style-name="T3">one</text:span> question- “WHAT WILL PEOPLE SAY??” <text:s/>First of all who are these nosy people who have no other job but to interfere in other people’s life, judging them. In the event of saving oneself from “people’s” comment we hurt our <text:span text:style-name="T4">be</text:span>loved one’s. They are the one who <text:soft-page-break/>really matter at the end of the day, at the beginning and anywhere in between. <text:span text:style-name="T3">So let’s just forget about mean people and go on with our own lives. Shall we?</text:span></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00:01:40.802707543</meta:creation-date>
    <dc:date>2018-05-02T23:08:36.742770196</dc:date>
    <meta:editing-duration>PT19M32S</meta:editing-duration>
    <meta:editing-cycles>6</meta:editing-cycles>
    <meta:generator>LibreOffice/5.1.4.2$Linux_X86_64 LibreOffice_project/10m0$Build-2</meta:generator>
    <meta:document-statistic meta:table-count="0" meta:image-count="0" meta:object-count="0" meta:page-count="2" meta:paragraph-count="4" meta:word-count="277" meta:character-count="1513" meta:non-whitespace-character-count="1236"/>
  </office:meta>
</office:document-meta>
</file>